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9000000F97FB026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88pt" fo:font-weight="normal" style:font-size-asian="88pt" style:font-weight-asian="normal" style:font-size-complex="8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5pt" fo:font-weight="normal" style:font-size-asian="125pt" style:font-weight-asian="normal" style:font-size-complex="125pt" style:font-weight-complex="normal"/>
    </style:style>
    <style:style style:name="fr1" style:family="graphic" style:parent-style-name="Graphics">
      <style:graphic-properties style:vertical-pos="top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ete1" text:anchor-type="page" text:anchor-page-number="1" svg:width="29cm" svg:height="29cm" draw:z-index="0">
        <draw:image xlink:href="Pictures/10000000000000F9000000F97FB026C1.png" xlink:type="simple" xlink:show="embed" xlink:actuate="onLoad"/>
      </draw:frame>
      <text:p text:style-name="P1"/>
      <text:p text:style-name="P2">j.mp/XOsw2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n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n" fo:country="NO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4:51:02</meta:creation-date>
    <meta:print-date>2013-02-21T15:16:10</meta:print-date>
    <dc:date>2013-02-21T15:18:24</dc:date>
    <meta:editing-duration>PT11M41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1" meta:word-count="1" meta:character-count="11" meta:non-whitespace-character-count="11"/>
  </office:meta>
</office:document-meta>
</file>